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ans_3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2.ttf" manifest:media-type="application/x-font-ttf"/>
  <manifest:file-entry manifest:full-path="Fonts/Font_Roboto_4.ttf" manifest:media-type="application/x-font-ttf"/>
  <manifest:file-entry manifest:full-path="Fonts/Font_Liberation_Sans_1.ttf" manifest:media-type="application/x-font-ttf"/>
  <manifest:file-entry manifest:full-path="Fonts/Font_Roboto_3.ttf" manifest:media-type="application/x-font-ttf"/>
  <manifest:file-entry manifest:full-path="Fonts/Font_Roboto_2.ttf" manifest:media-type="application/x-font-ttf"/>
  <manifest:file-entry manifest:full-path="Fonts/Font_Roboto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style style:name="Table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9.428cm"/>
    </style:style>
    <style:style style:name="Table1.C" style:family="table-column">
      <style:table-column-properties style:column-width="5.6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4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C4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font-face style:name="Mangal1" svg:font-family="Mangal"/>
    <style:font-face style:name="F" svg:font-family="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Roboto" svg:font-family="Roboto" style:font-pitch="variable">
      <svg:font-face-src>
        <svg:font-face-uri xlink:href="Fonts/Font_Roboto_1.ttf" xlink:type="simple" loext:font-style="normal" loext:font-weight="normal">
          <svg:font-face-format svg:string="truetype"/>
        </svg:font-face-uri>
        <svg:font-face-uri xlink:href="Fonts/Font_Roboto_2.ttf" xlink:type="simple" loext:font-style="normal" loext:font-weight="bold">
          <svg:font-face-format svg:string="truetype"/>
        </svg:font-face-uri>
        <svg:font-face-uri xlink:href="Fonts/Font_Roboto_3.ttf" xlink:type="simple" loext:font-style="italic" loext:font-weight="normal">
          <svg:font-face-format svg:string="truetype"/>
        </svg:font-face-uri>
        <svg:font-face-uri xlink:href="Fonts/Font_Roboto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paragraph-rsid="00062bba"/>
    </style:style>
    <style:style style:name="P7" style:family="paragraph" style:parent-style-name="Heading_20_3">
      <style:text-properties officeooo:rsid="0006afac" officeooo:paragraph-rsid="0006afac"/>
    </style:style>
    <style:style style:name="P8" style:family="paragraph" style:parent-style-name="Standard">
      <style:paragraph-properties fo:text-align="center" style:justify-single-word="false"/>
      <style:text-properties officeooo:paragraph-rsid="0004628b"/>
    </style:style>
    <style:style style:name="P9" style:family="paragraph" style:parent-style-name="Standard">
      <style:paragraph-properties fo:text-align="center" style:justify-single-word="false"/>
      <style:text-properties fo:color="#000000" fo:font-size="15pt" officeooo:rsid="0004628b" officeooo:paragraph-rsid="0004628b" fo:background-color="transparent" style:font-size-asian="13.1000003814697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ff0000" fo:font-size="13pt" fo:font-style="italic" officeooo:paragraph-rsid="0004628b" style:font-size-asian="13.1000003814697pt" style:font-style-asian="italic" style:font-size-complex="15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62bba" officeooo:paragraph-rsid="00062b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2bba" officeooo:paragraph-rsid="00062b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62bba" officeooo:paragraph-rsid="00062b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text-properties officeooo:rsid="00062bba" officeooo:paragraph-rsid="00062bba"/>
    </style:style>
    <style:style style:name="P17" style:family="paragraph" style:parent-style-name="Text_20_body">
      <style:text-properties officeooo:paragraph-rsid="00062bba"/>
    </style:style>
    <style:style style:name="P18" style:family="paragraph" style:parent-style-name="Text_20_body">
      <style:text-properties officeooo:rsid="0006afac" officeooo:paragraph-rsid="0006afac"/>
    </style:style>
    <style:style style:name="T1" style:family="text">
      <style:text-properties style:font-name="Roboto" fo:font-size="41pt" officeooo:rsid="0004628b" style:font-size-asian="13.1000003814697pt" style:font-size-complex="15pt"/>
    </style:style>
    <style:style style:name="T2" style:family="text">
      <style:text-properties style:font-name="Roboto" officeooo:rsid="0004628b"/>
    </style:style>
    <style:style style:name="T3" style:family="text">
      <style:text-properties officeooo:rsid="00062bba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number:number-style style:name="N20000" number:language="nl" number:country="NL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8"><text:span text:style-name="T1"><text:title>Manual name</text:title></text:span></text:p>
      <text:p text:style-name="P10"><text:span text:style-name="T2"><text:user-defined style:data-style-name="N0" text:name="CurVersion">V0.0.1</text:user-defined></text:span><text:span text:style-name="T2">_</text:span><text:span text:style-name="T2"><text:user-defined style:data-style-name="N0" text:name="Language">English</text:user-defined></text:span></text:p>
      <text:p text:style-name="P4"><text:bookmark-start text:name="__RefHeading___Toc117_2099218176"/>Revision history<text:bookmark-end text:name="__RefHeading___Toc117_209921817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Name (githubname)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>
            <text:p text:style-name="P12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13">V0.0.1</text:p>
          </table:table-cell>
          <table:table-cell table:style-name="Table1.B3" office:value-type="string">
            <text:p text:style-name="P13">First release</text:p>
          </table:table-cell>
          <table:table-cell table:style-name="Table1.C3" office:value-type="string">
            <text:p text:style-name="P13">Peter (traffic_light)</text:p>
          </table:table-cell>
        </table:table-row>
        <table:table-row>
          <table:table-cell table:style-name="Table1.A4" office:value-type="string">
            <text:p text:style-name="P14"/>
          </table:table-cell>
          <table:table-cell table:style-name="Table1.B4" office:value-type="string">
            <text:p text:style-name="P15">Total workingtime:</text:p>
          </table:table-cell>
          <table:table-cell table:style-name="Table1.C4" office:value-type="string">
            <text:p text:style-name="P14"><text:editing-duration style:data-style-name="N45">16:59.00</text:editing-duration></text:p>
          </table:table-cell>
        </table:table-row>
      </table:table>
      <text:p text:style-name="Titl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17_2099218176" text:style-name="Index_20_Link" text:visited-style-name="Index_20_Link">Revision history<text:tab/>2</text:a></text:p>
          <text:p text:style-name="P1"><text:a xlink:type="simple" xlink:href="#__RefHeading___Toc259_2099218176" text:style-name="Index_20_Link" text:visited-style-name="Index_20_Link">Chapter 1<text:tab/>4</text:a></text:p>
          <text:p text:style-name="P2"><text:a xlink:type="simple" xlink:href="#__RefHeading___Toc261_2099218176" text:style-name="Index_20_Link" text:visited-style-name="Index_20_Link">Subtitle of chapter 1<text:tab/>4</text:a></text:p>
          <text:p text:style-name="P3"><text:a xlink:type="simple" xlink:href="#__RefHeading___Toc263_2099218176" text:style-name="Index_20_Link" text:visited-style-name="Index_20_Link">yes. Sub of sub<text:tab/>4</text:a></text:p>
        </text:index-body>
      </text:table-of-content>
      <text:p text:style-name="P17"/>
      <text:list xml:id="list4133397397" text:style-name="Outline">
        <text:list-item>
          <text:h text:style-name="P5" text:outline-level="1"><text:bookmark-start text:name="__RefHeading___Toc259_2099218176"/>Chapter 1<text:bookmark-end text:name="__RefHeading___Toc259_2099218176"/></text:h>
        </text:list-item>
      </text:list>
      <text:p text:style-name="P16">This is chapter one</text:p>
      <text:list xml:id="list170904604484719" text:continue-numbering="true" text:style-name="Outline">
        <text:list-item>
          <text:list>
            <text:list-item>
              <text:h text:style-name="P6" text:outline-level="2"><text:bookmark-start text:name="__RefHeading___Toc261_2099218176"/><text:span text:style-name="T3">Subtitle of chapter 1</text:span><text:bookmark-end text:name="__RefHeading___Toc261_2099218176"/></text:h>
            </text:list-item>
          </text:list>
        </text:list-item>
      </text:list>
      <text:p text:style-name="P18">Sub text</text:p>
      <text:list xml:id="list170904794682062" text:continue-numbering="true" text:style-name="Outline">
        <text:list-item>
          <text:list>
            <text:list-item>
              <text:list>
                <text:list-item>
                  <text:h text:style-name="P7" text:outline-level="3"><text:bookmark-start text:name="__RefHeading___Toc263_2099218176"/>yes. Sub of sub<text:bookmark-end text:name="__RefHeading___Toc263_2099218176"/></text:h>
                </text:list-item>
              </text:list>
            </text:list-item>
          </text:list>
        </text:list-item>
      </text:list>
      <text:p text:style-name="Text_20_body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F" svg:font-family="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text:number-lines="false" text:line-number="0"/>
      <style:text-properties fo:color="#191970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hyphenation-ladder-count="no-limit" style:page-number="auto" fo:break-before="auto" fo:break-after="auto" style:border-line-width-bottom="0cm 0.004cm 0.002cm" fo:padding="0.049cm" fo:border-left="none" fo:border-right="none" fo:border-top="none" fo:border-bottom="0.06pt double #0000cd" text:number-lines="true" text:line-number="0">
        <style:tab-stops/>
        <style:drop-cap/>
      </style:paragraph-properties>
      <style:text-properties fo:color="#191970" fo:font-size="130%" fo:font-weight="bold" fo:background-color="transparent" style:font-size-asian="130%" style:font-weight-asian="bold" style:font-size-complex="130%" style:font-weight-complex="bold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91970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text:number-lines="false" text:line-number="0">
        <style:drop-cap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0cm" fo:margin-right="0cm" fo:margin-top="0.353cm" fo:margin-bottom="0.212cm" loext:contextual-spacing="false" fo:line-height="100%" fo:text-indent="0cm" style:auto-text-indent="true" style:page-number="auto"/>
      <style:text-properties fo:color="#191970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247cm" fo:margin-bottom="0.212cm" loext:contextual-spacing="false" style:page-number="auto"/>
      <style:text-properties fo:color="#191970" fo:font-size="101%" fo:font-style="italic" fo:font-weight="normal" style:font-size-asian="101%" style:font-weight-asian="bold" style:font-size-complex="101%" style:font-weight-complex="bold"/>
    </style:style>
    <style:style style:name="User_20_Index_20_Heading" style:display-name="User Index Heading" style:family="paragraph" style:parent-style-name="Index_20_Heading" style:list-style-name="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list-style-name="" style:class="chapter">
      <style:paragraph-properties fo:margin-top="0.106cm" fo:margin-bottom="0.212cm" loext:contextual-spacing="false" fo:text-align="center" style:justify-single-word="false" text:number-lines="false" text:line-number="0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5.2$Linux_X86_64 LibreOffice_project/40$Build-2</meta:generator>
    <dc:date>2020-08-16T17:09:04.046680984</dc:date>
    <meta:editing-duration>PT16M59S</meta:editing-duration>
    <meta:editing-cycles>5</meta:editing-cycles>
    <dc:title>Manual name</dc:title>
    <meta:document-statistic meta:table-count="1" meta:image-count="0" meta:object-count="0" meta:page-count="4" meta:paragraph-count="22" meta:word-count="56" meta:character-count="313" meta:non-whitespace-character-count="282"/>
    <meta:user-defined meta:name="CurVersion">V0.0.1</meta:user-defined>
    <meta:user-defined meta:name="Language">English</meta:user-defined>
  </office:meta>
</office:document-meta>
</file>